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5mm"/>
    </style:style>
    <style:style style:name="co2" style:family="table-column">
      <style:table-column-properties fo:break-before="auto" style:column-width="45.19mm"/>
    </style:style>
    <style:style style:name="co3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ice incl. GST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ousing</text:p>
          </table:table-cell>
          <table:table-cell office:value-type="string" calcext:value-type="string">
            <text:p>RS IP65 Wall Box</text:p>
          </table:table-cell>
          <table:table-cell office:value-type="float" office:value="69.82" calcext:value-type="float">
            <text:p>69,82</text:p>
          </table:table-cell>
          <table:table-cell office:value-type="string" calcext:value-type="string">
            <text:p><text:a xlink:href="https://sg.rs-online.com/web/p/wall-boxes/7467346" xlink:type="simple">https://sg.rs-online.com/web/p/wall-boxes/7467346</text:a>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6V 3.2A 210rpm 10kgcm</text:p>
          </table:table-cell>
          <table:table-cell office:value-type="float" office:value="18.38" calcext:value-type="float">
            <text:p>18,38</text:p>
          </table:table-cell>
          <table:table-cell office:value-type="string" calcext:value-type="string">
            <text:p><text:a xlink:href="https://www.banggood.com/6V-210RPM-Encoder-Motor-DC-Gear-Motor-with-Mounting-Bracket-and-Wheel-p-1044064.html?rmmds=category&amp;cur_warehouse=CN" xlink:type="simple">https://www.banggood.com/6V-210RPM-Encoder-Motor-DC-Gear-Motor-with-Mounting-Bracket-and-Wheel-p-1044064.html?rmmds=category&amp;cur_warehouse=CN</text:a></text:p>
          </table:table-cell>
        </table:table-row>
        <table:table-row table:style-name="ro1">
          <table:table-cell office:value-type="string" calcext:value-type="string">
            <text:p>Motor driver</text:p>
          </table:table-cell>
          <table:table-cell office:value-type="string" calcext:value-type="string">
            <text:p>L298N Dual H Bridge (4A)</text:p>
          </table:table-cell>
          <table:table-cell office:value-type="float" office:value="13.7" calcext:value-type="float">
            <text:p>13,7</text:p>
          </table:table-cell>
          <table:table-cell office:value-type="string" calcext:value-type="string">
            <text:p><text:a xlink:href="https://www.robot-r-us.com/motor-driver/l298n-dual-h-bridge-motor-driver-for-arduino.html" xlink:type="simple">https://www.robot-r-us.com/motor-driver/l298n-dual-h-bridge-motor-driver-for-arduino.html</text:a></text:p>
          </table:table-cell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Arduino Nano/Mic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bracket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Included in Banggood motor set</text:p>
          </table:table-cell>
        </table:table-row>
        <table:table-row table:style-name="ro1">
          <table:table-cell office:value-type="string" calcext:value-type="string">
            <text:p>Motor pulley</text:p>
          </table:table-cell>
          <table:table-cell office:value-type="string" calcext:value-type="string">
            <text:p>Made to 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 pulley + spring + fix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converter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string" calcext:value-type="string">
            <text:p>5V, 6A AC→DC</text:p>
          </table:table-cell>
          <table:table-cell office:value-type="float" office:value="13.26" calcext:value-type="float">
            <text:p>13,26</text:p>
          </table:table-cell>
          <table:table-cell office:value-type="string" calcext:value-type="string">
            <text:p><text:a xlink:href="https://www.banggood.com/AC-85-265V-to-DC-5V-6A-30W-Switch-Power-Supply-for-Car-LED-Strip-Lights-p-967013.html?rmmds=search&amp;cur_warehouse=CN" xlink:type="simple">https://www.banggood.com/AC-85-265V-to-DC-5V-6A-30W-Switch-Power-Supply-for-Car-LED-Strip-Lights-p-967013.html?rmmds=search&amp;cur_warehouse=CN</text:a></text:p>
          </table:table-cell>
        </table:table-row>
        <table:table-row table:style-name="ro1">
          <table:table-cell/>
          <table:table-cell office:value-type="string" calcext:value-type="string">
            <text:p>5V, 5A, AC→ DC recycled?</text:p>
          </table:table-cell>
          <table:table-cell office:value-type="float" office:value="5.55" calcext:value-type="float">
            <text:p>5,55</text:p>
          </table:table-cell>
          <table:table-cell office:value-type="string" calcext:value-type="string">
            <text:p><text:a xlink:href="https://www.banggood.com/AC-DC-5V-5A-Switching-Power-Module-Bare-Circuit-Board-Built-In-Power-Supply-AC-100-240V-To-DC-5V-p-1197158.html?rmmds=search&amp;cur_warehouse=CN" xlink:type="simple">https://www.banggood.com/AC-DC-5V-5A-Switching-Power-Module-Bare-Circuit-Board-Built-In-Power-Supply-AC-100-240V-To-DC-5V-p-1197158.html?rmmds=search&amp;cur_warehouse=CN</text:a></text:p>
          </table:table-cell>
        </table:table-row>
        <table:table-row table:style-name="ro1">
          <table:table-cell/>
          <table:table-cell office:value-type="string" calcext:value-type="string">
            <text:p>5V, 4A, AC → DC noisy!</text:p>
          </table:table-cell>
          <table:table-cell office:value-type="float" office:value="9.41" calcext:value-type="float">
            <text:p>9,41</text:p>
          </table:table-cell>
          <table:table-cell office:value-type="string" calcext:value-type="string">
            <text:p><text:a xlink:href="https://www.banggood.com/AC-110-220V-To-DC-5V-4A-20W-Driver-Switch-Power-Supply-Transformer-For-LED-Strip-Light-p-1094519.html?rmmds=search&amp;cur_warehouse=CN" xlink:type="simple">https://www.banggood.com/AC-110-220V-To-DC-5V-4A-20W-Driver-Switch-Power-Supply-Transformer-For-LED-Strip-Light-p-1094519.html?rmmds=search&amp;cur_warehouse=CN</text:a></text:p>
          </table:table-cell>
        </table:table-row>
        <table:table-row table:style-name="ro1">
          <table:table-cell office:value-type="string" calcext:value-type="string">
            <text:p>Power cord</text:p>
          </table:table-cell>
          <table:table-cell office:value-type="string" calcext:value-type="string">
            <text:p>Gene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 Switch</text:p>
          </table:table-cell>
          <table:table-cell office:value-type="string" calcext:value-type="string">
            <text:p>Generic SP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ion Switch</text:p>
          </table:table-cell>
          <table:table-cell office:value-type="string" calcext:value-type="string">
            <text:p>Generic SP3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dio jack</text:p>
          </table:table-cell>
          <table:table-cell office:value-type="string" calcext:value-type="string">
            <text:p>Gene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ing</text:p>
          </table:table-cell>
          <table:table-cell office:value-type="string" calcext:value-type="string">
            <text:p>Gene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ning plate for electron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ts, bolts and fasteners …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0">00.00.0000</text:date>, <text:time style:data-style-name="N2" text:time-value="20:18:39.18702043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iko Rothkranz</meta:initial-creator>
    <meta:creation-date>2018-03-08T19:27:06.455018313</meta:creation-date>
    <dc:date>2018-03-10T20:18:47.543167445</dc:date>
    <dc:creator>Heiko Rothkranz</dc:creator>
    <meta:editing-duration>PT1H10M8S</meta:editing-duration>
    <meta:editing-cycles>4</meta:editing-cycles>
    <meta:generator>LibreOffice/5.4.5.1$Linux_X86_64 LibreOffice_project/40m0$Build-1</meta:generator>
    <meta:document-statistic meta:table-count="1" meta:cell-count="47" meta:object-count="0"/>
  </office:meta>
</office:document-meta>
</file>